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3" svg:font-family="'Lohit Devanagari'"/>
    <style:font-face style:name="DejaVu Sans" svg:font-family="'DejaVu Sans'" style:font-pitch="variable"/>
    <style:font-face style:name="Lohit Devanagari2" svg:font-family="'Lohit Devanagari'" style:font-pitch="variable"/>
    <style:font-face style:name="Noto Sans Black1" svg:font-family="'Noto Sans Black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Midnightblue_7e_LT_7e_Gliederung_20_1">
      <style:paragraph-properties fo:margin-left="0cm" fo:margin-right="0cm" fo:text-indent="0cm" style:auto-text-indent="false"/>
    </style:style>
    <style:style style:name="P2" style:family="paragraph" style:parent-style-name="Midnightblue_7e_LT_7e_Gliederung_20_1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1" fo:font-size="12pt" fo:language="pt" fo:country="BR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3" style:family="paragraph" style:parent-style-name="Midnightblue_7e_LT_7e_Gliederu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color="#000000" style:font-name="Liberation Serif1" fo:font-size="12pt" fo:font-style="normal" fo:font-weight="normal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" style:family="paragraph" style:parent-style-name="Midnightblue_7e_LT_7e_Gliederung_20_1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fo:color="#000000" style:font-name="Liberation Serif1" fo:font-size="12pt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P5" style:family="paragraph" style:parent-style-name="Midnightblue_7e_LT_7e_Gliederung_20_1">
      <style:paragraph-properties fo:text-align="start" style:justify-single-word="false" style:writing-mode="lr-tb"/>
    </style:style>
    <style:style style:name="P6" style:family="paragraph" style:parent-style-name="Midnightblue_7e_LT_7e_Gliederung_20_1">
      <style:paragraph-properties fo:text-align="start" style:justify-single-word="false" style:writing-mode="lr-tb"/>
      <style:text-properties fo:color="#000000"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7" style:family="paragraph" style:parent-style-name="Midnightblue_7e_LT_7e_Gliederung_20_1">
      <style:paragraph-properties fo:text-align="start" style:justify-single-word="false" style:writing-mode="lr-tb"/>
      <style:text-properties fo:color="#000000" style:font-name="Liberation Serif1" fo:font-size="12pt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P8" style:family="paragraph" style:parent-style-name="Midnightblue_7e_LT_7e_Gliederung_20_1">
      <style:paragraph-properties fo:text-align="start" style:justify-single-word="false" fo:break-before="page" style:writing-mode="lr-tb"/>
      <style:text-properties fo:color="#000000"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name-complex="Liberation Serif1" style:font-size-complex="12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fo:font-size="12pt" fo:font-weight="bold" style:font-size-asian="12pt" style:font-weight-asian="bold" style:font-name-complex="Liberation Serif1" style:font-size-complex="12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fo:font-size="12pt" fo:font-weight="bold" style:font-size-asian="12pt" style:font-weight-asian="bold" style:font-name-complex="Liberation Serif1" style:font-size-complex="12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fo:font-size="12pt" fo:font-weight="normal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fo:font-size="12pt" fo:language="pt" fo:country="BR" fo:font-weight="normal" style:letter-kerning="true" style:font-name-asian="Noto Serif CJK SC1" style:font-size-asian="12pt" style:language-asian="zh" style:country-asian="CN" style:font-weight-asian="normal" style:font-name-complex="Liberation Serif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name-complex="Liberation Serif1" style:font-size-complex="12pt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name-complex="Liberation Serif1" style:font-size-complex="12pt" style:font-weight-complex="bold"/>
    </style:style>
    <style:style style:name="T1" style:family="text">
      <style:text-properties fo:color="#000000" fo:font-size="12pt" fo:font-weight="bold" style:font-size-asian="12pt" style:font-weight-asian="bold" style:font-name-complex="Liberation Serif1" style:font-size-complex="12pt" style:font-weight-complex="bold"/>
    </style:style>
    <style:style style:name="T2" style:family="text">
      <style:text-properties fo:color="#000000" fo:font-size="12pt" fo:language="pt" fo:country="BR" fo:font-weight="bold" style:letter-kerning="true" style:font-name-asian="Noto Serif CJK SC1" style:font-size-asian="12pt" style:language-asian="zh" style:country-asian="CN" style:font-weight-asian="bold" style:font-name-complex="Liberation Serif1" style:font-size-complex="12pt" style:language-complex="hi" style:country-complex="IN" style:font-weight-complex="bold"/>
    </style:style>
    <style:style style:name="T3" style:family="text">
      <style:text-properties fo:color="#000000" fo:font-size="12pt" fo:language="pt" fo:country="BR" fo:font-weight="normal" style:letter-kerning="true" style:font-name-asian="Noto Serif CJK SC1" style:font-size-asian="12pt" style:language-asian="zh" style:country-asian="CN" style:font-weight-asian="normal" style:font-name-complex="Liberation Serif1" style:font-size-complex="12pt" style:language-complex="hi" style:country-complex="IN" style:font-weight-complex="normal"/>
    </style:style>
    <style:style style:name="T4" style:family="text">
      <style:text-properties fo:color="#000000" fo:font-size="12pt" fo:font-weight="normal" style:font-size-asian="12pt" style:font-weight-asian="normal" style:font-name-complex="Liberation Serif1" style:font-size-complex="12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erif1" fo:font-size="12pt" fo:language="pt" fo:country="BR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6" style:family="text">
      <style:text-properties fo:color="#000000"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T7" style:family="text">
      <style:text-properties fo:color="#000000" style:font-name="Liberation Serif1" fo:font-size="12pt" fo:font-style="italic" fo:font-weight="normal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" style:family="text">
      <style:text-properties fo:color="#000000" style:font-name="Liberation Serif1" fo:font-size="12pt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/>
    </style:style>
    <style:style style:name="T9" style:family="text">
      <style:text-properties fo:font-size="12pt" fo:font-weight="normal" style:font-size-asian="12pt" style:font-weight-asian="normal" style:font-name-complex="Liberation Serif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ituto Federal Sul-rio-grandense – Campus Jaguarão</text:p>
      <text:p text:style-name="P9">Disciplina: Programação para Internet III</text:p>
      <text:p text:style-name="P9">Assunto: Lista de exercícios de revisão de <text:s/>Python</text:p>
      <text:p text:style-name="P10">Professor: Vinícius Alves Hax</text:p>
      <text:p text:style-name="P11"/>
      <text:p text:style-name="P14"><text:span text:style-name="T2">Importante</text:span><text:span text:style-name="T1">: Em todos os programas abaixo onde está escrito “leia” entenda-se “leia o teclado”.</text:span></text:p>
      <text:p text:style-name="P11"/>
      <text:p text:style-name="P11">Exercícios:</text:p>
      <text:p text:style-name="P11"/>
      <text:p text:style-name="P14"><text:span text:style-name="T3">1</text:span><text:span text:style-name="T4">) Faça um programa que leia um número e diga se o mesmo é maior ou não que 10</text:span></text:p>
      <text:p text:style-name="P12"/>
      <text:p text:style-name="P14"><text:span text:style-name="T3">2</text:span><text:span text:style-name="T4">) Faça um programa que leia </text:span><text:span text:style-name="T3">dois números, e de acordo com o valor dos mesmos mostre uma das seguintes mensagens: “Nenhum número é par”, “Um dos números é par” ou então “Todos os números são par”</text:span><text:span text:style-name="T4">.</text:span></text:p>
      <text:p text:style-name="P12"/>
      <text:p text:style-name="P13">3) Faça um programa que leia um número do teclado. Se o número for exatamente 15 então o programa deverá mostrar “Acertou!” e então encerrar. Caso contrário deverá mostrar “Código incorreto” e na sequência fazer uma nova leitura do teclado. O programa deverá repetir isso até que seja digitado o código correto.</text:p>
      <text:p text:style-name="P15"/>
      <text:p text:style-name="P14"><text:span text:style-name="T3">4) Faça um programa que mostre</text:span><text:span text:style-name="T4"> todos os números entre 1 e 10</text:span></text:p>
      <text:p text:style-name="P12"/>
      <text:p text:style-name="P1"><text:span text:style-name="T5">5</text:span><text:span text:style-name="T6">) Faça um programa que mostre uma mensagem “Digite uma palavra” e leia o teclado. Enquanto a palavra NÃO for “sair” o programa deverá </text:span><text:span text:style-name="T5">armazenar a string lida em um array. Quando for lida a string “sair” o programa deverá mostrar todos as strings do array e encerrar a sua execução na sequência.</text:span></text:p>
      <text:p text:style-name="P2">6) Faça um programa que leia uma sequência de números positivos. Quando for lido um número negativo a etapa de leitura deverá encerrar. Quando isso acontecer deve ser calculada a média e o desvio padrão desse conjunto de números. A média e o desvio padrão deverão ser mostrados na tela.</text:p>
      <text:p text:style-name="P5"><text:span text:style-name="T5">7</text:span><text:span text:style-name="T6">) Faça um programa que tenha uma função chamada </text:span><text:span text:style-name="T7">divisiveis</text:span><text:span text:style-name="T6">, que receba como parâmetro dois números n1 e n2. O programa deverá mostrar, dentro da função, os números no intervalo </text:span><text:span text:style-name="T5">entre n1 e n2</text:span><text:span text:style-name="T6"> que são divisíveis por 3 e por 5 ao mesmo tempo.</text:span></text:p>
      <text:p text:style-name="P5"><text:span text:style-name="T5">8</text:span><text:span text:style-name="T6">) Faça um programa que tenha uma função que receba três valores correspondentes aos lados de um triângulo. A função deverá retornar </text:span><text:span text:style-name="T5">1</text:span><text:span text:style-name="T6"> se o triângulo é equilátero, 2 se ele for isósceles </text:span><text:span text:style-name="T5">e 3 se ele for um triângulo</text:span><text:span text:style-name="T6"> escaleno. O seu programa deverá ler três valores do teclado e passar esses valores para a função. Baseado no resultado da função o programa deverá mostrar a palavra “Equilátero”, “Isósceles” ou “Escaleno”.</text:span></text:p>
      <text:p text:style-name="P6">(continua na página 2)</text:p>
      <text:p text:style-name="P8">9) Cria uma classe do tipo “Animal” que tenha três métodos: o construtor que deverá receber como parâmetro o nome do animal e um som que ele faz (esse parâmetro é opcional); um método muda_barulho que tem como parâmetro uma string e que altera o som que o animal faz e um método faz_barulho que não recebe nenhum parâmetro e mostra na tela o som que o animal está configurado para fazer. Veja abaixo um exemplo de utilização da classe depois que a mesma estiver pronta.</text:p>
      <text:p text:style-name="P7">coelho = Animal(nome="Pernalonga")</text:p>
      <text:p text:style-name="P7">coelho.fazer_barulho()</text:p>
      <text:p text:style-name="P7">coelho.mudar_barulho("O que há velhinho?")</text:p>
      <text:p text:style-name="P7">coelho.fazer_barulho()</text:p>
      <text:p text:style-name="P7">outro_animal = Animal(nome="Caramelo", som="au au")</text:p>
      <text:p text:style-name="P5"><text:span text:style-name="T8">outro_animal.fazer_barulho()</text:span><text:span text:style-name="T7"> </text:span></text:p>
      <text:p text:style-name="P3">A saída correta deverá ser</text:p>
      <text:p text:style-name="P4">...</text:p>
      <text:p text:style-name="P4">Sou Pernalonga e faço ' O que há velhinho? '</text:p>
      <text:p text:style-name="P4">Sou Caramelo e faço ' au au 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3" svg:font-family="'Lohit Devanagari'"/>
    <style:font-face style:name="DejaVu Sans" svg:font-family="'DejaVu Sans'" style:font-pitch="variable"/>
    <style:font-face style:name="Lohit Devanagari2" svg:font-family="'Lohit Devanagari'" style:font-pitch="variable"/>
    <style:font-face style:name="Noto Sans Black1" svg:font-family="'Noto Sans Black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erif CJK SC1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3" style:font-family-complex="'Lohit Devanagari'"/>
    </style:style>
    <style:style style:name="Padrão" style:family="paragraph">
      <style:paragraph-properties fo:margin-top="0cm" fo:margin-bottom="0cm" loext:contextual-spacing="false" style:line-height-at-least="0.353cm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to_20_sem_20_preenchimento" style:display-name="Objeto sem preenchimento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 style:font-name-complex="Noto Sans" style:font-family-complex="'Noto Sans'" style:font-family-generic-complex="roman" style:font-pitch-complex="variable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 style:font-name-complex="Noto Sans" style:font-family-complex="'Noto Sans'" style:font-family-generic-complex="roman" style:font-pitch-complex="variable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 style:font-name-complex="Noto Sans" style:font-family-complex="'Noto Sans'" style:font-family-generic-complex="roman" style:font-pitch-complex="variable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 style:font-name-complex="Noto Sans" style:font-family-complex="'Noto Sans'" style:font-family-generic-complex="roman" style:font-pitch-complex="variable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Figure" style:family="paragraph" style:parent-style-name="Caption" style:class="extra"/>
    <style:style style:name="Formas" style:family="paragraph" style:parent-style-name="Figure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Preenchido" style:family="paragraph" style:parent-style-name="Formas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Preenchido_20_azul" style:display-name="Preenchido azul" style:family="paragraph" style:parent-style-name="Preenchido">
      <style:text-properties fo:color="#ffffff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Preenchido_20_verde" style:display-name="Preenchido verde" style:family="paragraph" style:parent-style-name="Preenchido">
      <style:text-properties fo:color="#ffffff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Preenchido_20_vermelho" style:display-name="Preenchido vermelho" style:family="paragraph" style:parent-style-name="Preenchido">
      <style:text-properties fo:color="#ffffff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Preenchido_20_amarelo" style:display-name="Preenchido amarelo" style:family="paragraph" style:parent-style-name="Preenchido">
      <style:text-properties fo:color="#ffffff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Contorno" style:family="paragraph" style:parent-style-name="Formas">
      <style:text-properties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Contorno_20_azul" style:display-name="Contorno azul" style:family="paragraph" style:parent-style-name="Contorno">
      <style:text-properties fo:color="#355269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Contorno_20_verde" style:display-name="Contorno verde" style:family="paragraph" style:parent-style-name="Contorno">
      <style:text-properties fo:color="#127622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Contorno_20_vermelho" style:display-name="Contorno vermelho" style:family="paragraph" style:parent-style-name="Contorno">
      <style:text-properties fo:color="#c9211e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Contorno_20_amarelo" style:display-name="Contorno amarelo" style:family="paragraph" style:parent-style-name="Contorno">
      <style:text-properties fo:color="#b47804" style:font-name="Liberation Sans1" fo:font-family="'Liberation Sans', Arial" style:font-family-generic="roman" style:font-pitch="variable" fo:font-size="14pt" fo:font-weight="bold" style:font-size-asian="14pt" style:font-weight-asian="bold" style:font-name-complex="Liberation Sans1" style:font-family-complex="'Liberation Sans', Arial" style:font-family-generic-complex="roman" style:font-pitch-complex="variable"/>
    </style:style>
    <style:style style:name="Linhas" style:family="paragraph" style:parent-style-name="Figure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Linhas_20_com_20_setas" style:display-name="Linhas com setas" style:family="paragraph" style:parent-style-name="Linhas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Linhas_20_tracejadas" style:display-name="Linhas tracejadas" style:family="paragraph" style:parent-style-name="Linhas">
      <style:text-properties style:font-name="Liberation Sans1" fo:font-family="'Liberation Sans', Arial" style:font-family-generic="roman" style:font-pitch="variable" fo:font-size="18pt" style:font-size-asian="18pt" style:font-name-complex="Liberation Sans1" style:font-family-complex="'Liberation Sans', Arial" style:font-family-generic-complex="roman" style:font-pitch-complex="variable"/>
    </style:style>
    <style:style style:name="Midnightblue_7e_LT_7e_Gliederung_20_1" style:display-name="Midnightblue~LT~Gliederung 1" style:family="paragraph">
      <style:paragraph-properties fo:margin-top="0cm" fo:margin-bottom="0.499cm" loext:contextual-spacing="false" fo:orphans="2" fo:widows="2" fo:hyphenation-ladder-count="no-limit" style:writing-mode="lr-tb"/>
      <style:text-properties fo:color="#2c3e50" style:text-outline="false" style:text-line-through-style="none" style:text-line-through-type="none" style:font-name="Noto Sans SemiBold" fo:font-family="'Noto Sans SemiBold'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_7e_LT_7e_Gliederung_20_2" style:display-name="Midnightblue~LT~Gliederung 2" style:family="paragraph" style:parent-style-name="Midnightblue_7e_LT_7e_Gliederung_20_1">
      <style:paragraph-properties fo:margin-top="0cm" fo:margin-bottom="0.4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3" style:display-name="Midnightblue~LT~Gliederung 3" style:family="paragraph" style:parent-style-name="Midnightblue_7e_LT_7e_Gliederung_20_2">
      <style:paragraph-properties fo:margin-top="0cm" fo:margin-bottom="0.3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4" style:display-name="Midnightblue~LT~Gliederung 4" style:family="paragraph" style:parent-style-name="Midnightblue_7e_LT_7e_Gliederung_20_3">
      <style:paragraph-properties fo:margin-top="0cm" fo:margin-bottom="0.199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5" style:display-name="Midnightblue~LT~Gliederung 5" style:family="paragraph" style:parent-style-name="Midnightblue_7e_LT_7e_Gliederung_20_4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6" style:display-name="Midnightblue~LT~Gliederung 6" style:family="paragraph" style:parent-style-name="Midnightblue_7e_LT_7e_Gliederung_20_5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7" style:display-name="Midnightblue~LT~Gliederung 7" style:family="paragraph" style:parent-style-name="Midnightblue_7e_LT_7e_Gliederung_20_6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8" style:display-name="Midnightblue~LT~Gliederung 8" style:family="paragraph" style:parent-style-name="Midnightblue_7e_LT_7e_Gliederung_20_7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Gliederung_20_9" style:display-name="Midnightblue~LT~Gliederung 9" style:family="paragraph" style:parent-style-name="Midnightblue_7e_LT_7e_Gliederung_20_8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_7e_LT_7e_Titel" style:display-name="Midnightblue~LT~Titel" style:family="paragraph">
      <style:paragraph-properties fo:text-align="start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6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6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_7e_LT_7e_Untertitel" style:display-name="Midnightblue~LT~Untertitel" style:family="paragraph">
      <style:paragraph-properties fo:text-align="center" style:justify-single-word="false" fo:orphans="2" fo:widows="2" fo:hyphenation-ladder-count="no-limit" style:writing-mode="lr-tb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_7e_LT_7e_Notizen" style:display-name="Midnightblue~LT~Notizen" style:family="paragraph">
      <style:paragraph-properties fo:margin-left="0.6cm" fo:margin-right="0cm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_7e_LT_7e_Hintergrundobjekte" style:display-name="Midnightblue~LT~Hintergrundobjekte" style:family="paragraph">
      <style:paragraph-properties fo:orphans="2" fo:widows="2" fo:hyphenation-ladder-count="no-limit" style:writing-mode="lr-tb"/>
      <style:text-properties fo:color="#ffffff" style:font-name="Noto Sans Black" fo:font-family="'Noto Sans Black'" style:font-family-generic="roman" style:font-pitch="variable" fo:font-size="18pt" fo:language="pt" fo:country="BR" fo:font-weight="normal" style:letter-kerning="true" style:font-name-asian="DejaVu Sans" style:font-family-asian="'DejaVu Sans'" style:font-pitch-asian="variable" style:font-size-asian="18pt" style:language-asian="zh" style:country-asian="CN" style:font-weight-asian="normal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Midnightblue_7e_LT_7e_Hintergrund" style:display-name="Midnightblue~LT~Hintergrund" style:family="paragraph">
      <style:paragraph-properties fo:orphans="2" fo:widows="2" fo:hyphenation-ladder-count="no-limit" style:writing-mode="lr-tb"/>
      <style:text-properties style:use-window-font-color="true" style:font-name="Noto Sans" fo:font-family="'Noto Sans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loext:contextual-spacing="false" style:line-height-at-least="0.353cm" fo:orphans="2" fo:widows="2" fo:hyphenation-ladder-count="no-limit" style:writing-mode="lr-tb"/>
      <style:text-properties style:use-window-font-color="true" style:font-name="Lohit Devanagari" fo:font-family="'Lohit Devanagari'" style:font-family-generic="roman" style:font-pitch="variable" fo:font-size="18pt" fo:language="pt" fo:country="BR" style:letter-kerning="true" style:font-name-asian="DejaVu Sans" style:font-family-asian="'DejaVu Sans'" style:font-pitch-asian="variable" style:font-size-asian="18pt" style:language-asian="zh" style:country-asian="CN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gray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gray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w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w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w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orange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orange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orange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turquoise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turquoise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turquoise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lue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lue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blue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un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un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un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earth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earth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earth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green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green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green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eetang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eetang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seetang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lightblue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lightblue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lightblue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yellow1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yellow2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yellow3" style:family="paragraph" style:parent-style-name="default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 style:font-name-complex="Lohit Devanagari" style:font-family-complex="'Lohit Devanagari'" style:font-family-generic-complex="roman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 style:writing-mode="lr-tb"/>
      <style:text-properties fo:color="#ffffff" style:font-name="Noto Sans Black" fo:font-family="'Noto Sans Black'" style:font-family-generic="roman" style:font-pitch="variable" fo:font-size="18pt" fo:language="pt" fo:country="BR" fo:font-weight="normal" style:letter-kerning="true" style:font-name-asian="DejaVu Sans" style:font-family-asian="'DejaVu Sans'" style:font-pitch-asian="variable" style:font-size-asian="18pt" style:language-asian="zh" style:country-asian="CN" style:font-weight-asian="normal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lano_20_de_20_fundo" style:display-name="Plano de fundo" style:family="paragraph">
      <style:paragraph-properties fo:orphans="2" fo:widows="2" fo:hyphenation-ladder-count="no-limit" style:writing-mode="lr-tb"/>
      <style:text-properties style:use-window-font-color="true" style:font-name="Noto Sans" fo:font-family="'Noto Sans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 style:writing-mode="lr-tb"/>
      <style:text-properties fo:color="#2c3e50" style:text-outline="false" style:text-line-through-style="none" style:text-line-through-type="none" style:font-name="Noto Sans SemiBold" fo:font-family="'Noto Sans SemiBold'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objectwitharrow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objectwithshadow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ext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extbody" style:family="paragraph" style:parent-style-name="Padrão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extbodyjustfied" style:family="paragraph" style:parent-style-name="Padrão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extbodyindent" style:family="paragraph" style:parent-style-name="Padrão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itle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Noto Sans Black" style:font-family-complex="'Noto Sans Black'" style:font-family-generic-complex="roman" style:font-pitch-complex="variable" style:text-emphasize="none"/>
    </style:style>
    <style:style style:name="title1" style:family="paragraph" style:parent-style-name="Padrão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title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headline" style:family="paragraph" style:parent-style-name="Padrão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headline1" style:family="paragraph" style:parent-style-name="Padrão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SemiBold" style:font-family-complex="'Noto Sans SemiBold'" style:font-family-generic-complex="roman" style:font-pitch-complex="variable" style:text-emphasize="none"/>
    </style:style>
    <style:style style:name="headline2" style:family="paragraph" style:parent-style-name="Padrão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easure" style:family="paragraph" style:parent-style-name="Padrão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1" style:display-name="Midnightblue1~LT~Gliederung 1" style:family="paragraph">
      <style:paragraph-properties fo:margin-top="0cm" fo:margin-bottom="0.309cm" loext:contextual-spacing="false" fo:text-align="start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1_7e_LT_7e_Gliederung_20_2" style:display-name="Midnightblue1~LT~Gliederung 2" style:family="paragraph" style:parent-style-name="Midnightblue1_7e_LT_7e_Gliederung_20_1">
      <style:paragraph-properties fo:margin-top="0cm" fo:margin-bottom="0.4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3" style:display-name="Midnightblue1~LT~Gliederung 3" style:family="paragraph" style:parent-style-name="Midnightblue1_7e_LT_7e_Gliederung_20_2">
      <style:paragraph-properties fo:margin-top="0cm" fo:margin-bottom="0.3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4" style:display-name="Midnightblue1~LT~Gliederung 4" style:family="paragraph" style:parent-style-name="Midnightblue1_7e_LT_7e_Gliederung_20_3">
      <style:paragraph-properties fo:margin-top="0cm" fo:margin-bottom="0.199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5" style:display-name="Midnightblue1~LT~Gliederung 5" style:family="paragraph" style:parent-style-name="Midnightblue1_7e_LT_7e_Gliederung_20_4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6" style:display-name="Midnightblue1~LT~Gliederung 6" style:family="paragraph" style:parent-style-name="Midnightblue1_7e_LT_7e_Gliederung_20_5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7" style:display-name="Midnightblue1~LT~Gliederung 7" style:family="paragraph" style:parent-style-name="Midnightblue1_7e_LT_7e_Gliederung_20_6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8" style:display-name="Midnightblue1~LT~Gliederung 8" style:family="paragraph" style:parent-style-name="Midnightblue1_7e_LT_7e_Gliederung_20_7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Gliederung_20_9" style:display-name="Midnightblue1~LT~Gliederung 9" style:family="paragraph" style:parent-style-name="Midnightblue1_7e_LT_7e_Gliederung_20_8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1_7e_LT_7e_Titel" style:display-name="Midnightblue1~LT~Titel" style:family="paragraph">
      <style:paragraph-properties fo:line-height="150%" fo:text-align="center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6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6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1_7e_LT_7e_Untertitel" style:display-name="Midnightblue1~LT~Untertitel" style:family="paragraph">
      <style:paragraph-properties fo:text-align="center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2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2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1_7e_LT_7e_Notizen" style:display-name="Midnightblue1~LT~Notizen" style:family="paragraph">
      <style:paragraph-properties fo:margin-left="0.6cm" fo:margin-right="0cm" fo:orphans="2" fo:widows="2" fo:hyphenation-ladder-count="no-limit" fo:text-indent="-0.6cm" style:auto-text-indent="false" style:writing-mode="lr-tb"/>
      <style:text-properties fo:color="#2c3e50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1_7e_LT_7e_Hintergrundobjekte" style:display-name="Midnightblue1~LT~Hintergrundobjekte" style:family="paragraph">
      <style:paragraph-properties fo:orphans="2" fo:widows="2" fo:hyphenation-ladder-count="no-limit" style:writing-mode="lr-tb"/>
      <style:text-properties fo:color="#ffffff" style:font-name="Noto Sans Black" fo:font-family="'Noto Sans Black'" style:font-family-generic="roman" style:font-pitch="variable" fo:font-size="18pt" fo:language="pt" fo:country="BR" fo:font-weight="normal" style:letter-kerning="true" style:font-name-asian="DejaVu Sans" style:font-family-asian="'DejaVu Sans'" style:font-pitch-asian="variable" style:font-size-asian="18pt" style:language-asian="zh" style:country-asian="CN" style:font-weight-asian="normal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Midnightblue1_7e_LT_7e_Hintergrund" style:display-name="Midnightblue1~LT~Hintergrund" style:family="paragraph">
      <style:paragraph-properties fo:orphans="2" fo:widows="2" fo:hyphenation-ladder-count="no-limit" style:writing-mode="lr-tb"/>
      <style:text-properties style:use-window-font-color="true" style:font-name="Noto Sans" fo:font-family="'Noto Sans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Midnightblue2_7e_LT_7e_Gliederung_20_1" style:display-name="Midnightblue2~LT~Gliederung 1" style:family="paragraph">
      <style:paragraph-properties fo:margin-top="0cm" fo:margin-bottom="0.309cm" loext:contextual-spacing="false" fo:text-align="start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2_7e_LT_7e_Gliederung_20_2" style:display-name="Midnightblue2~LT~Gliederung 2" style:family="paragraph" style:parent-style-name="Midnightblue2_7e_LT_7e_Gliederung_20_1">
      <style:paragraph-properties fo:margin-top="0cm" fo:margin-bottom="0.4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3" style:display-name="Midnightblue2~LT~Gliederung 3" style:family="paragraph" style:parent-style-name="Midnightblue2_7e_LT_7e_Gliederung_20_2">
      <style:paragraph-properties fo:margin-top="0cm" fo:margin-bottom="0.3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4" style:display-name="Midnightblue2~LT~Gliederung 4" style:family="paragraph" style:parent-style-name="Midnightblue2_7e_LT_7e_Gliederung_20_3">
      <style:paragraph-properties fo:margin-top="0cm" fo:margin-bottom="0.199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5" style:display-name="Midnightblue2~LT~Gliederung 5" style:family="paragraph" style:parent-style-name="Midnightblue2_7e_LT_7e_Gliederung_20_4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6" style:display-name="Midnightblue2~LT~Gliederung 6" style:family="paragraph" style:parent-style-name="Midnightblue2_7e_LT_7e_Gliederung_20_5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7" style:display-name="Midnightblue2~LT~Gliederung 7" style:family="paragraph" style:parent-style-name="Midnightblue2_7e_LT_7e_Gliederung_20_6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8" style:display-name="Midnightblue2~LT~Gliederung 8" style:family="paragraph" style:parent-style-name="Midnightblue2_7e_LT_7e_Gliederung_20_7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Gliederung_20_9" style:display-name="Midnightblue2~LT~Gliederung 9" style:family="paragraph" style:parent-style-name="Midnightblue2_7e_LT_7e_Gliederung_20_8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Noto Sans Regular" style:font-family-complex="'Noto Sans Regular'" style:font-family-generic-complex="roman" style:font-pitch-complex="variable" style:text-emphasize="none"/>
    </style:style>
    <style:style style:name="Midnightblue2_7e_LT_7e_Titel" style:display-name="Midnightblue2~LT~Titel" style:family="paragraph">
      <style:paragraph-properties style:line-height-at-least="0.353cm" fo:text-align="center" style:justify-single-word="false" fo:orphans="2" fo:widows="2" fo:hyphenation-ladder-count="no-limit" style:writing-mode="lr-tb"/>
      <style:text-properties fo:color="#2c3e50" style:text-outline="false" style:text-line-through-style="none" style:text-line-through-type="none" style:font-name="Noto Sans Black" fo:font-family="'Noto Sans Black'" style:font-family-generic="roman" style:font-pitch="variable" fo:font-size="36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36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2_7e_LT_7e_Untertitel" style:display-name="Midnightblue2~LT~Untertitel" style:family="paragraph">
      <style:paragraph-properties fo:text-align="center" style:justify-single-word="false" fo:orphans="2" fo:widows="2" fo:hyphenation-ladder-count="no-limit" style:writing-mode="lr-tb"/>
      <style:text-properties fo:color="#ffffff" style:text-outline="false" style:text-line-through-style="none" style:text-line-through-type="none" style:font-name="Noto Sans Regular" fo:font-family="'Noto Sans Regular'" style:font-family-generic="roman" style:font-pitch="variable" fo:font-size="22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2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2_7e_LT_7e_Notizen" style:display-name="Midnightblue2~LT~Notizen" style:family="paragraph">
      <style:paragraph-properties fo:margin-left="0.6cm" fo:margin-right="0cm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language="pt" fo:country="BR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Noto Sans Black1" style:font-family-complex="'Noto Sans Black'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Midnightblue2_7e_LT_7e_Hintergrundobjekte" style:display-name="Midnightblue2~LT~Hintergrundobjekte" style:family="paragraph">
      <style:paragraph-properties fo:orphans="2" fo:widows="2" fo:hyphenation-ladder-count="no-limit" style:writing-mode="lr-tb"/>
      <style:text-properties fo:color="#ffffff" style:font-name="Noto Sans Black" fo:font-family="'Noto Sans Black'" style:font-family-generic="roman" style:font-pitch="variable" fo:font-size="18pt" fo:language="pt" fo:country="BR" fo:font-weight="normal" style:letter-kerning="true" style:font-name-asian="DejaVu Sans" style:font-family-asian="'DejaVu Sans'" style:font-pitch-asian="variable" style:font-size-asian="18pt" style:language-asian="zh" style:country-asian="CN" style:font-weight-asian="normal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Midnightblue2_7e_LT_7e_Hintergrund" style:display-name="Midnightblue2~LT~Hintergrund" style:family="paragraph">
      <style:paragraph-properties fo:orphans="2" fo:widows="2" fo:hyphenation-ladder-count="no-limit" style:writing-mode="lr-tb"/>
      <style:text-properties style:use-window-font-color="true" style:font-name="Noto Sans" fo:font-family="'Noto Sans'" style:font-family-generic="roman" style:font-pitch="variable" fo:font-size="12pt" fo:language="pt" fo:country="BR" style:letter-kerning="true" style:font-name-asian="DejaVu Sans" style:font-family-asian="'DejaVu Sans'" style:font-pitch-asian="variable" style:font-size-asian="12pt" style:language-asian="zh" style:country-asian="CN" style:font-name-complex="Noto Sans Black1" style:font-family-complex="'Noto Sans Black'" style:font-pitch-complex="variable" style:font-size-complex="12pt" style:language-complex="hi" style:country-complex="IN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6:34:00.894342900</meta:creation-date>
    <dc:date>2023-11-11T15:10:53.731986200</dc:date>
    <meta:editing-cycles>27</meta:editing-cycles>
    <meta:editing-duration>PT6H16M4S</meta:editing-duration>
    <meta:document-statistic meta:table-count="0" meta:image-count="0" meta:object-count="0" meta:page-count="2" meta:paragraph-count="26" meta:word-count="507" meta:character-count="2957" meta:non-whitespace-character-count="2473"/>
    <meta:generator>LibreOffice/6.4.7.2$Linux_X86_64 LibreOffice_project/40$Build-2</meta:generator>
  </office:meta>
</office:document-meta>
</file>